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45520833333333cm" style:use-optimal-column-width="true"/>
    </style:style>
    <style:style style:name="co3" style:family="table-column">
      <style:table-column-properties fo:break-before="auto" style:column-width="10.0541666666667cm" style:use-optimal-column-width="true"/>
    </style:style>
    <style:style style:name="co4" style:family="table-column">
      <style:table-column-properties fo:break-before="auto" style:column-width="3.9952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/>
          <table:table-cell office:value-type="string" table:style-name="ce1">
            <text:p>id</text:p>
          </table:table-cell>
          <table:table-cell office:value-type="string" table:style-name="ce1">
            <text:p>coin</text:p>
          </table:table-cell>
          <table:table-cell office:value-type="string" table:style-name="ce1">
            <text:p>metric</text:p>
          </table:table-cell>
          <table:table-cell office:value-type="string" table:style-name="ce1">
            <text:p>correl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9" table:style-name="ce1">
            <text:p>119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twitter_followers</text:p>
          </table:table-cell>
          <table:table-cell office:value-type="string" table:style-name="ce1">
            <text:p>0.831726533657708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6" table:style-name="ce1">
            <text:p>66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entiment_balance_total_change_30d</text:p>
          </table:table-cell>
          <table:table-cell office:value-type="string" table:style-name="ce1">
            <text:p>0.80239446802035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7" table:style-name="ce1">
            <text:p>117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ocial_volume_total_change_7d</text:p>
          </table:table-cell>
          <table:table-cell office:value-type="string" table:style-name="ce1">
            <text:p>0.635098946198757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7" table:style-name="ce1">
            <text:p>107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ocial_dominance_total_change_7d</text:p>
          </table:table-cell>
          <table:table-cell office:value-type="string" table:style-name="ce1">
            <text:p>0.564531529570699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2" table:style-name="ce1">
            <text:p>22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entiment_volume_consumed_total_change_1d</text:p>
          </table:table-cell>
          <table:table-cell office:value-type="string" table:style-name="ce1">
            <text:p>0.554857050611074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1" table:style-name="ce1">
            <text:p>21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entiment_volume_consumed_total</text:p>
          </table:table-cell>
          <table:table-cell office:value-type="string" table:style-name="ce1">
            <text:p>0.4852482599831677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8" table:style-name="ce1">
            <text:p>58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twitter_followers</text:p>
          </table:table-cell>
          <table:table-cell office:value-type="string" table:style-name="ce1">
            <text:p>0.466346077821946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5" table:style-name="ce1">
            <text:p>85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entiment_volume_consumed_total_change_7d</text:p>
          </table:table-cell>
          <table:table-cell office:value-type="string" table:style-name="ce1">
            <text:p>-0.444016130739166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6" table:style-name="ce1">
            <text:p>116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ocial_volume_total_change_30d</text:p>
          </table:table-cell>
          <table:table-cell office:value-type="string" table:style-name="ce1">
            <text:p>-0.4228924758283385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ocial_dominance_total_24h_moving_average_change_30d</text:p>
          </table:table-cell>
          <table:table-cell office:value-type="string" table:style-name="ce1">
            <text:p>0.422326234376768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4" table:style-name="ce1">
            <text:p>84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entiment_volume_consumed_total_change_30d</text:p>
          </table:table-cell>
          <table:table-cell office:value-type="string" table:style-name="ce1">
            <text:p>-0.4207852328462699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entiment_balance_total_change_30d</text:p>
          </table:table-cell>
          <table:table-cell office:value-type="string" table:style-name="ce1">
            <text:p>-0.413544505830613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4" table:style-name="ce1">
            <text:p>114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ocial_volume_total</text:p>
          </table:table-cell>
          <table:table-cell office:value-type="string" table:style-name="ce1">
            <text:p>0.4116010284128690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1" table:style-name="ce1">
            <text:p>101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ocial_dominance_total_24h_moving_average</text:p>
          </table:table-cell>
          <table:table-cell office:value-type="string" table:style-name="ce1">
            <text:p>0.406494203726293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2" table:style-name="ce1">
            <text:p>92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ocial_dominance_reddit_24h_moving_average</text:p>
          </table:table-cell>
          <table:table-cell office:value-type="string" table:style-name="ce1">
            <text:p>0.3982207369798528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5" table:style-name="ce1">
            <text:p>55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ocial_volume_total_change_30d</text:p>
          </table:table-cell>
          <table:table-cell office:value-type="string" table:style-name="ce1">
            <text:p>-0.39351185569190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7" table:style-name="ce1">
            <text:p>77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entiment_positive_total</text:p>
          </table:table-cell>
          <table:table-cell office:value-type="string" table:style-name="ce1">
            <text:p>0.391888886682107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2" table:style-name="ce1">
            <text:p>112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ocial_volume_reddit</text:p>
          </table:table-cell>
          <table:table-cell office:value-type="string" table:style-name="ce1">
            <text:p>0.387430585432965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2" table:style-name="ce1">
            <text:p>82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entiment_volume_consumed_total</text:p>
          </table:table-cell>
          <table:table-cell office:value-type="string" table:style-name="ce1">
            <text:p>0.3869031023168979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7" table:style-name="ce1">
            <text:p>67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entiment_balance_total_change_7d</text:p>
          </table:table-cell>
          <table:table-cell office:value-type="string" table:style-name="ce1">
            <text:p>0.380051235059732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6" table:style-name="ce1">
            <text:p>106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ocial_dominance_total_change_30d</text:p>
          </table:table-cell>
          <table:table-cell office:value-type="string" table:style-name="ce1">
            <text:p>0.3702007640960854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3" table:style-name="ce1">
            <text:p>103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ocial_dominance_total_24h_moving_average_change_30d</text:p>
          </table:table-cell>
          <table:table-cell office:value-type="string" table:style-name="ce1">
            <text:p>0.3684466192399800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5" table:style-name="ce1">
            <text:p>75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entiment_positive_reddit</text:p>
          </table:table-cell>
          <table:table-cell office:value-type="string" table:style-name="ce1">
            <text:p>0.351851373062573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0" table:style-name="ce1">
            <text:p>110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ocial_dominance_twitter_24h_moving_average</text:p>
          </table:table-cell>
          <table:table-cell office:value-type="string" table:style-name="ce1">
            <text:p>0.3462820528439521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0" table:style-name="ce1">
            <text:p>70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entiment_negative_reddit</text:p>
          </table:table-cell>
          <table:table-cell office:value-type="string" table:style-name="ce1">
            <text:p>0.3392776027228982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2" table:style-name="ce1">
            <text:p>72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entiment_negative_total</text:p>
          </table:table-cell>
          <table:table-cell office:value-type="string" table:style-name="ce1">
            <text:p>0.33341031013035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0" table:style-name="ce1">
            <text:p>90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ocial_dominance_reddit</text:p>
          </table:table-cell>
          <table:table-cell office:value-type="string" table:style-name="ce1">
            <text:p>0.333113541336502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4" table:style-name="ce1">
            <text:p>24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entiment_volume_consumed_total_change_7d</text:p>
          </table:table-cell>
          <table:table-cell office:value-type="string" table:style-name="ce1">
            <text:p>-0.3255840975156114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5" table:style-name="ce1">
            <text:p>45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ocial_dominance_total_change_30d</text:p>
          </table:table-cell>
          <table:table-cell office:value-type="string" table:style-name="ce1">
            <text:p>-0.314526475174813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4" table:style-name="ce1">
            <text:p>64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entiment_balance_total</text:p>
          </table:table-cell>
          <table:table-cell office:value-type="string" table:style-name="ce1">
            <text:p>0.311961522176986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6" table:style-name="ce1">
            <text:p>96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ocial_dominance_total</text:p>
          </table:table-cell>
          <table:table-cell office:value-type="string" table:style-name="ce1">
            <text:p>0.3044205544506125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2" table:style-name="ce1">
            <text:p>102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ocial_dominance_total_24h_moving_average_change_1d</text:p>
          </table:table-cell>
          <table:table-cell office:value-type="string" table:style-name="ce1">
            <text:p>0.2995324599124089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3" table:style-name="ce1">
            <text:p>73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entiment_negative_twitter</text:p>
          </table:table-cell>
          <table:table-cell office:value-type="string" table:style-name="ce1">
            <text:p>0.2901978756076532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entiment_negative_twitter</text:p>
          </table:table-cell>
          <table:table-cell office:value-type="string" table:style-name="ce1">
            <text:p>0.281844596929365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ocial_dominance_bitcointalk_24h_moving_average</text:p>
          </table:table-cell>
          <table:table-cell office:value-type="string" table:style-name="ce1">
            <text:p>-0.280574833256266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5" table:style-name="ce1">
            <text:p>105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ocial_dominance_total_change_1d</text:p>
          </table:table-cell>
          <table:table-cell office:value-type="string" table:style-name="ce1">
            <text:p>0.2764220936433331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1" table:style-name="ce1">
            <text:p>91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ocial_dominance_reddit_1h_moving_average</text:p>
          </table:table-cell>
          <table:table-cell office:value-type="string" table:style-name="ce1">
            <text:p>0.27473887431189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9" table:style-name="ce1">
            <text:p>99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ocial_dominance_total_1h_moving_average_change_30d</text:p>
          </table:table-cell>
          <table:table-cell office:value-type="string" table:style-name="ce1">
            <text:p>0.273999320961504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5" table:style-name="ce1">
            <text:p>115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ocial_volume_total_change_1d</text:p>
          </table:table-cell>
          <table:table-cell office:value-type="string" table:style-name="ce1">
            <text:p>0.2646673147081088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20" table:style-name="ce1">
            <text:p>120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unique_social_volume_total_1h</text:p>
          </table:table-cell>
          <table:table-cell office:value-type="string" table:style-name="ce1">
            <text:p>0.25860914957673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21" table:style-name="ce1">
            <text:p>121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unique_social_volume_total_5m</text:p>
          </table:table-cell>
          <table:table-cell office:value-type="string" table:style-name="ce1">
            <text:p>0.248892829168988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7" table:style-name="ce1">
            <text:p>97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ocial_dominance_total_1h_moving_average</text:p>
          </table:table-cell>
          <table:table-cell office:value-type="string" table:style-name="ce1">
            <text:p>0.241158429867347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2" table:style-name="ce1">
            <text:p>62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entiment_balance_reddit</text:p>
          </table:table-cell>
          <table:table-cell office:value-type="string" table:style-name="ce1">
            <text:p>0.2355078917952056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ocial_dominance_total_1h_moving_average_change_30d</text:p>
          </table:table-cell>
          <table:table-cell office:value-type="string" table:style-name="ce1">
            <text:p>0.2317591245801327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7" table:style-name="ce1">
            <text:p>57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ocial_volume_twitter</text:p>
          </table:table-cell>
          <table:table-cell office:value-type="string" table:style-name="ce1">
            <text:p>0.2282276336885788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9" table:style-name="ce1">
            <text:p>49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ocial_dominance_twitter_24h_moving_average</text:p>
          </table:table-cell>
          <table:table-cell office:value-type="string" table:style-name="ce1">
            <text:p>0.2113278474805511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8" table:style-name="ce1">
            <text:p>118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ocial_volume_twitter</text:p>
          </table:table-cell>
          <table:table-cell office:value-type="string" table:style-name="ce1">
            <text:p>0.2058342044969930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3" table:style-name="ce1">
            <text:p>113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ocial_volume_telegram</text:p>
          </table:table-cell>
          <table:table-cell office:value-type="string" table:style-name="ce1">
            <text:p>0.1990478655100378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4" table:style-name="ce1">
            <text:p>104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ocial_dominance_total_24h_moving_average_change_7d</text:p>
          </table:table-cell>
          <table:table-cell office:value-type="string" table:style-name="ce1">
            <text:p>0.197224908782097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1" table:style-name="ce1">
            <text:p>51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ocial_volume_reddit</text:p>
          </table:table-cell>
          <table:table-cell office:value-type="string" table:style-name="ce1">
            <text:p>0.1895682952726142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4" table:style-name="ce1">
            <text:p>94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ocial_dominance_telegram_1h_moving_average</text:p>
          </table:table-cell>
          <table:table-cell office:value-type="string" table:style-name="ce1">
            <text:p>0.180163005311753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3" table:style-name="ce1">
            <text:p>53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ocial_volume_total</text:p>
          </table:table-cell>
          <table:table-cell office:value-type="string" table:style-name="ce1">
            <text:p>0.1798806639881359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8" table:style-name="ce1">
            <text:p>78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entiment_positive_twitter</text:p>
          </table:table-cell>
          <table:table-cell office:value-type="string" table:style-name="ce1">
            <text:p>0.1747549339171469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1" table:style-name="ce1">
            <text:p>111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ocial_volume_bitcointalk</text:p>
          </table:table-cell>
          <table:table-cell office:value-type="string" table:style-name="ce1">
            <text:p>0.1687288572834598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8" table:style-name="ce1">
            <text:p>98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ocial_dominance_total_1h_moving_average_change_1d</text:p>
          </table:table-cell>
          <table:table-cell office:value-type="string" table:style-name="ce1">
            <text:p>0.1651431913023333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1" table:style-name="ce1">
            <text:p>61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entiment_balance_bitcointalk</text:p>
          </table:table-cell>
          <table:table-cell office:value-type="string" table:style-name="ce1">
            <text:p>0.1618761132924207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4" table:style-name="ce1">
            <text:p>74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entiment_positive_bitcointalk</text:p>
          </table:table-cell>
          <table:table-cell office:value-type="string" table:style-name="ce1">
            <text:p>0.161165867927338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8" table:style-name="ce1">
            <text:p>108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ocial_dominance_twitter</text:p>
          </table:table-cell>
          <table:table-cell office:value-type="string" table:style-name="ce1">
            <text:p>0.14884194315169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entiment_negative_total</text:p>
          </table:table-cell>
          <table:table-cell office:value-type="string" table:style-name="ce1">
            <text:p>0.1478769749168511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1" table:style-name="ce1">
            <text:p>41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ocial_dominance_total_24h_moving_average_change_1d</text:p>
          </table:table-cell>
          <table:table-cell office:value-type="string" table:style-name="ce1">
            <text:p>0.1434896633984181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6" table:style-name="ce1">
            <text:p>56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ocial_volume_total_change_7d</text:p>
          </table:table-cell>
          <table:table-cell office:value-type="string" table:style-name="ce1">
            <text:p>0.141585097863302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entiment_negative_reddit</text:p>
          </table:table-cell>
          <table:table-cell office:value-type="string" table:style-name="ce1">
            <text:p>0.1398669929237178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entiment_balance_reddit</text:p>
          </table:table-cell>
          <table:table-cell office:value-type="string" table:style-name="ce1">
            <text:p>-0.1376581225829663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9" table:style-name="ce1">
            <text:p>89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ocial_dominance_bitcointalk_24h_moving_average</text:p>
          </table:table-cell>
          <table:table-cell office:value-type="string" table:style-name="ce1">
            <text:p>0.1369065794066839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entiment_balance_total</text:p>
          </table:table-cell>
          <table:table-cell office:value-type="string" table:style-name="ce1">
            <text:p>-0.1339347151129299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3" table:style-name="ce1">
            <text:p>23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entiment_volume_consumed_total_change_30d</text:p>
          </table:table-cell>
          <table:table-cell office:value-type="string" table:style-name="ce1">
            <text:p>-0.121409476177835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8" table:style-name="ce1">
            <text:p>68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entiment_balance_twitter</text:p>
          </table:table-cell>
          <table:table-cell office:value-type="string" table:style-name="ce1">
            <text:p>0.1212450579930312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5" table:style-name="ce1">
            <text:p>95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ocial_dominance_telegram_24h_moving_average</text:p>
          </table:table-cell>
          <table:table-cell office:value-type="string" table:style-name="ce1">
            <text:p>0.1201826203489782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0" table:style-name="ce1">
            <text:p>100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ocial_dominance_total_1h_moving_average_change_7d</text:p>
          </table:table-cell>
          <table:table-cell office:value-type="string" table:style-name="ce1">
            <text:p>0.1121066729049541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3" table:style-name="ce1">
            <text:p>63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entiment_balance_telegram</text:p>
          </table:table-cell>
          <table:table-cell office:value-type="string" table:style-name="ce1">
            <text:p>0.1119257890651730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entiment_balance_total_change_1d</text:p>
          </table:table-cell>
          <table:table-cell office:value-type="string" table:style-name="ce1">
            <text:p>-0.1112599318274065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entiment_balance_total_change_7d</text:p>
          </table:table-cell>
          <table:table-cell office:value-type="string" table:style-name="ce1">
            <text:p>0.1108194864438598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5" table:style-name="ce1">
            <text:p>65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entiment_balance_total_change_1d</text:p>
          </table:table-cell>
          <table:table-cell office:value-type="string" table:style-name="ce1">
            <text:p>0.1055305893203316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6" table:style-name="ce1">
            <text:p>76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entiment_positive_telegram</text:p>
          </table:table-cell>
          <table:table-cell office:value-type="string" table:style-name="ce1">
            <text:p>0.1054337737174334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3" table:style-name="ce1">
            <text:p>93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ocial_dominance_telegram</text:p>
          </table:table-cell>
          <table:table-cell office:value-type="string" table:style-name="ce1">
            <text:p>0.1017126233363521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ocial_dominance_total_change_1d</text:p>
          </table:table-cell>
          <table:table-cell office:value-type="string" table:style-name="ce1">
            <text:p>0.0970317004353184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entiment_positive_total</text:p>
          </table:table-cell>
          <table:table-cell office:value-type="string" table:style-name="ce1">
            <text:p>0.0948237878826267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9" table:style-name="ce1">
            <text:p>59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unique_social_volume_total_1h</text:p>
          </table:table-cell>
          <table:table-cell office:value-type="string" table:style-name="ce1">
            <text:p>0.0933766355812312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0" table:style-name="ce1">
            <text:p>60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unique_social_volume_total_5m</text:p>
          </table:table-cell>
          <table:table-cell office:value-type="string" table:style-name="ce1">
            <text:p>0.0927801513425020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entiment_positive_twitter</text:p>
          </table:table-cell>
          <table:table-cell office:value-type="string" table:style-name="ce1">
            <text:p>0.0902472182328482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ocial_dominance_telegram_24h_moving_average</text:p>
          </table:table-cell>
          <table:table-cell office:value-type="string" table:style-name="ce1">
            <text:p>-0.0836715054019720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6" table:style-name="ce1">
            <text:p>26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ocial_dominance_bitcointalk</text:p>
          </table:table-cell>
          <table:table-cell office:value-type="string" table:style-name="ce1">
            <text:p>-0.0826079254599114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7" table:style-name="ce1">
            <text:p>37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ocial_dominance_total_1h_moving_average_change_1d</text:p>
          </table:table-cell>
          <table:table-cell office:value-type="string" table:style-name="ce1">
            <text:p>0.0736271702887578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7" table:style-name="ce1">
            <text:p>27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ocial_dominance_bitcointalk_1h_moving_average</text:p>
          </table:table-cell>
          <table:table-cell office:value-type="string" table:style-name="ce1">
            <text:p>-0.071618645869925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entiment_positive_reddit</text:p>
          </table:table-cell>
          <table:table-cell office:value-type="string" table:style-name="ce1">
            <text:p>0.0701301176440619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ocial_dominance_telegram</text:p>
          </table:table-cell>
          <table:table-cell office:value-type="string" table:style-name="ce1">
            <text:p>-0.0687922612397177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5" table:style-name="ce1">
            <text:p>25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entiment_volume_consumed_twitter</text:p>
          </table:table-cell>
          <table:table-cell office:value-type="string" table:style-name="ce1">
            <text:p>-0.0686813497714218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7" table:style-name="ce1">
            <text:p>87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ocial_dominance_bitcointalk</text:p>
          </table:table-cell>
          <table:table-cell office:value-type="string" table:style-name="ce1">
            <text:p>0.0686121525266531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entiment_balance_twitter</text:p>
          </table:table-cell>
          <table:table-cell office:value-type="string" table:style-name="ce1">
            <text:p>-0.0611485277465861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entiment_balance_bitcointalk</text:p>
          </table:table-cell>
          <table:table-cell office:value-type="string" table:style-name="ce1">
            <text:p>0.0606186651555391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entiment_positive_bitcointalk</text:p>
          </table:table-cell>
          <table:table-cell office:value-type="string" table:style-name="ce1">
            <text:p>0.0606186651555391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0" table:style-name="ce1">
            <text:p>50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ocial_volume_bitcointalk</text:p>
          </table:table-cell>
          <table:table-cell office:value-type="string" table:style-name="ce1">
            <text:p>-0.05633332909554647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1" table:style-name="ce1">
            <text:p>71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entiment_negative_telegram</text:p>
          </table:table-cell>
          <table:table-cell office:value-type="string" table:style-name="ce1">
            <text:p>-0.0543999931804498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7" table:style-name="ce1">
            <text:p>47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ocial_dominance_twitter</text:p>
          </table:table-cell>
          <table:table-cell office:value-type="string" table:style-name="ce1">
            <text:p>0.05066951342350161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ocial_dominance_total_change_7d</text:p>
          </table:table-cell>
          <table:table-cell office:value-type="string" table:style-name="ce1">
            <text:p>-0.0487033625409036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9" table:style-name="ce1">
            <text:p>39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ocial_dominance_total_1h_moving_average_change_7d</text:p>
          </table:table-cell>
          <table:table-cell office:value-type="string" table:style-name="ce1">
            <text:p>-0.047049952502640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8" table:style-name="ce1">
            <text:p>48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ocial_dominance_twitter_1h_moving_average</text:p>
          </table:table-cell>
          <table:table-cell office:value-type="string" table:style-name="ce1">
            <text:p>0.0460770646277609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9" table:style-name="ce1">
            <text:p>79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entiment_volume_consumed_bitcointalk</text:p>
          </table:table-cell>
          <table:table-cell office:value-type="string" table:style-name="ce1">
            <text:p>0.0432701496787569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2" table:style-name="ce1">
            <text:p>52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ocial_volume_telegram</text:p>
          </table:table-cell>
          <table:table-cell office:value-type="string" table:style-name="ce1">
            <text:p>0.03899903877463911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table:style-name="ce1">
            <text:p>80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entiment_volume_consumed_reddit</text:p>
          </table:table-cell>
          <table:table-cell office:value-type="string" table:style-name="ce1">
            <text:p>0.0352159399075031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8" table:style-name="ce1">
            <text:p>88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ocial_dominance_bitcointalk_1h_moving_average</text:p>
          </table:table-cell>
          <table:table-cell office:value-type="string" table:style-name="ce1">
            <text:p>0.02793398627817953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3" table:style-name="ce1">
            <text:p>83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entiment_volume_consumed_total_change_1d</text:p>
          </table:table-cell>
          <table:table-cell office:value-type="string" table:style-name="ce1">
            <text:p>0.02612309709328475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3" table:style-name="ce1">
            <text:p>33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ocial_dominance_telegram_1h_moving_average</text:p>
          </table:table-cell>
          <table:table-cell office:value-type="string" table:style-name="ce1">
            <text:p>-0.02608388724263853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entiment_volume_consumed_telegram</text:p>
          </table:table-cell>
          <table:table-cell office:value-type="string" table:style-name="ce1">
            <text:p>-0.0251190912817938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entiment_balance_telegram</text:p>
          </table:table-cell>
          <table:table-cell office:value-type="string" table:style-name="ce1">
            <text:p>-0.02449504166383162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9" table:style-name="ce1">
            <text:p>29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ocial_dominance_reddit</text:p>
          </table:table-cell>
          <table:table-cell office:value-type="string" table:style-name="ce1">
            <text:p>0.02442218717923457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ocial_dominance_total_1h_moving_average</text:p>
          </table:table-cell>
          <table:table-cell office:value-type="string" table:style-name="ce1">
            <text:p>0.0206006546982722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3" table:style-name="ce1">
            <text:p>43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ocial_dominance_total_24h_moving_average_change_7d</text:p>
          </table:table-cell>
          <table:table-cell office:value-type="string" table:style-name="ce1">
            <text:p>-0.02019463338165844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entiment_negative_telegram</text:p>
          </table:table-cell>
          <table:table-cell office:value-type="string" table:style-name="ce1">
            <text:p>0.01828642921862673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6" table:style-name="ce1">
            <text:p>86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entiment_volume_consumed_twitter</text:p>
          </table:table-cell>
          <table:table-cell office:value-type="string" table:style-name="ce1">
            <text:p>-0.01563816791181098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ocial_dominance_reddit_1h_moving_average</text:p>
          </table:table-cell>
          <table:table-cell office:value-type="string" table:style-name="ce1">
            <text:p>0.01552673027446830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entiment_positive_telegram</text:p>
          </table:table-cell>
          <table:table-cell office:value-type="string" table:style-name="ce1">
            <text:p>-0.01531673800911692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1" table:style-name="ce1">
            <text:p>31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ocial_dominance_reddit_24h_moving_average</text:p>
          </table:table-cell>
          <table:table-cell office:value-type="string" table:style-name="ce1">
            <text:p>-0.0145362546192291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9" table:style-name="ce1">
            <text:p>69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entiment_negative_bitcointalk</text:p>
          </table:table-cell>
          <table:table-cell office:value-type="string" table:style-name="ce1">
            <text:p>0.0136749379163786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5" table:style-name="ce1">
            <text:p>35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ocial_dominance_total</text:p>
          </table:table-cell>
          <table:table-cell office:value-type="string" table:style-name="ce1">
            <text:p>-0.01291432561105064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4" table:style-name="ce1">
            <text:p>54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ocial_volume_total_change_1d</text:p>
          </table:table-cell>
          <table:table-cell office:value-type="string" table:style-name="ce1">
            <text:p>-0.01280310955128196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9" table:style-name="ce1">
            <text:p>19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entiment_volume_consumed_reddit</text:p>
          </table:table-cell>
          <table:table-cell office:value-type="string" table:style-name="ce1">
            <text:p>0.0125256366515572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9" table:style-name="ce1">
            <text:p>109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ocial_dominance_twitter_1h_moving_average</text:p>
          </table:table-cell>
          <table:table-cell office:value-type="string" table:style-name="ce1">
            <text:p>-0.00948760074566460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ocial_dominance_total_24h_moving_average</text:p>
          </table:table-cell>
          <table:table-cell office:value-type="string" table:style-name="ce1">
            <text:p>-0.00542233225590985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1" table:style-name="ce1">
            <text:p>81</text:p>
          </table:table-cell>
          <table:table-cell office:value-type="string" table:style-name="ce1">
            <text:p>stellar</text:p>
          </table:table-cell>
          <table:table-cell office:value-type="string" table:style-name="ce1">
            <text:p>sentiment_volume_consumed_telegram</text:p>
          </table:table-cell>
          <table:table-cell office:value-type="string" table:style-name="ce1">
            <text:p>0.0043234846502484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8" table:style-name="ce1">
            <text:p>18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entiment_volume_consumed_bitcointalk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sentiment_negative_bitcointalk</text:p>
          </table:table-cell>
          <table:table-cell table:number-columns-repeated="16380" table:style-name="ce1"/>
        </table:table-row>
        <table:table-row table:number-rows-repeated="1048453" table:style-name="ro1">
          <table:table-cell table:number-columns-repeated="16384"/>
        </table:table-row>
      </table:table>
      <table:database-ranges>
        <table:database-range table:target-range-address="Hoja1.B1:Hoja1.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chuki r</meta:initial-creator>
    <dc:creator>chuki r</dc:creator>
    <meta:creation-date>2021-11-14T18:50:36Z</meta:creation-date>
    <dc:date>2021-11-14T18:57:25Z</dc:date>
  </office:meta>
</office:document-meta>
</file>